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22d4ad" officeooo:paragraph-rsid="0022d4ad"/>
    </style:style>
    <style:style style:name="P5" style:family="paragraph" style:parent-style-name="Standard" style:list-style-name="L2">
      <style:text-properties officeooo:rsid="0022d4ad" officeooo:paragraph-rsid="0022d4ad"/>
    </style:style>
    <style:style style:name="P6" style:family="paragraph" style:parent-style-name="Standard" style:list-style-name="L2"/>
    <style:style style:name="P7" style:family="paragraph" style:parent-style-name="Standard" style:list-style-name="L1">
      <style:text-properties officeooo:rsid="002361be" officeooo:paragraph-rsid="002361be"/>
    </style:style>
    <style:style style:name="T1" style:family="text">
      <style:text-properties officeooo:rsid="0022d4a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ing:</text:p>
      <text:p text:style-name="Standard"><text:s/>- continue testing on bigger threads to find bugs</text:p>
      <text:p text:style-name="P1"/>
      <text:p text:style-name="P1">Features:</text:p>
      <text:list xml:id="list3137607632" text:style-name="L1">
        <text:list-item>
          <text:p text:style-name="P3">Add gilding to comments</text:p>
        </text:list-item>
        <text:list-item>
          <text:p text:style-name="P4">automate title voice clip</text:p>
        </text:list-item>
        <text:list-item>
          <text:p text:style-name="P3">Add ability to choose child comments and add to videos</text:p>
        </text:list-item>
        <text:list-item>
          <text:p text:style-name="P3">consider using a deeper male voice (balabolka is free to use and python can access it)</text:p>
        </text:list-item>
        <text:list-item>
          <text:p text:style-name="P3">consider free tts</text:p>
        </text:list-item>
        <text:list-item>
          <text:p text:style-name="P3">improve outro clip</text:p>
        </text:list-item>
        <text:list-item>
          <text:p text:style-name="P3">improve static video effect<text:line-break/> - edit vf to add logo</text:p>
        </text:list-item>
        <text:list-item>
          <text:p text:style-name="P7">make a script to automate title screenshot and audio</text:p>
        </text:list-item>
      </text:list>
      <text:p text:style-name="Standard"/>
      <text:p text:style-name="P1">Bugs:</text:p>
      <text:list xml:id="list1894455104" text:style-name="L2">
        <text:list-item>
          <text:p text:style-name="P6">come up with a better fix to emoji charset bug</text:p>
        </text:list-item>
        <text:list-item>
          <text:p text:style-name="P6">fit the really long comments/screenshots into video to make them usabl<text:span text:style-name="T1">e</text:span></text:p>
        </text:list-item>
        <text:list-item>
          <text:p text:style-name="P5">moviepy_script takes forever to build. Try different things to make it build fast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08T19:43:34.755000000</dc:date>
    <meta:editing-cycles>14</meta:editing-cycles>
    <meta:editing-duration>PT12H28M49S</meta:editing-duration>
    <meta:document-statistic meta:table-count="0" meta:image-count="0" meta:object-count="0" meta:page-count="1" meta:paragraph-count="15" meta:word-count="116" meta:character-count="608" meta:non-whitespace-character-count="516"/>
    <meta:template xlink:type="simple" xlink:actuate="onRequest" xlink:title="" xlink:href="Normal.dotm"/>
  </office:meta>
</office:document-meta>
</file>